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251" officeooo:paragraph-rsid="0014f2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he goal of this project is to minimize the impact of bright light points (eg sun, street lamps) and provide greater detail and range in the rest of the image. <text:s/>To start, one could mask out the light point and normalize the remainder. <text:s/>But how does one maintain the original colors? <text:s/>How should the technique handle bright regions or noise in the image? <text:s/>Most importantly, the process should be as automated as possible to allow it to be included in mobile devi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4:15:05.347355723</meta:creation-date>
    <dc:date>2016-11-13T14:22:49.895705994</dc:date>
    <meta:editing-duration>PT7M44S</meta:editing-duration>
    <meta:editing-cycles>1</meta:editing-cycles>
    <meta:document-statistic meta:table-count="0" meta:image-count="0" meta:object-count="0" meta:page-count="1" meta:paragraph-count="1" meta:word-count="82" meta:character-count="465" meta:non-whitespace-character-count="379"/>
    <meta:generator>LibreOffice/5.2.2.2$Linux_X86_64 LibreOffice_project/20m0$Build-2</meta:generator>
  </office:meta>
</office:document-meta>
</file>